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line-height="100%" fo:text-indent="0in" style:auto-text-indent="false">
        <style:tab-stops>
          <style:tab-stop style:position="0.4374in"/>
        </style:tab-stops>
      </style:paragraph-properties>
      <style:text-properties fo:font-size="11pt" fo:language="en" fo:country="US"/>
    </style:style>
    <style:style style:name="P2" style:family="paragraph" style:parent-style-name="Standard" style:list-style-name="L1">
      <style:paragraph-properties fo:margin-left="0in" fo:margin-right="0in" fo:line-height="100%" fo:text-indent="0in" style:auto-text-indent="false">
        <style:tab-stops>
          <style:tab-stop style:position="0.4374in"/>
        </style:tab-stops>
      </style:paragraph-properties>
      <style:text-properties fo:font-size="11pt" fo:language="en" fo:country="US"/>
    </style:style>
    <style:style style:name="P3" style:family="paragraph" style:parent-style-name="Standard" style:list-style-name="L1">
      <style:paragraph-properties fo:margin-left="0in" fo:margin-right="0in" fo:line-height="100%" fo:text-indent="0in" style:auto-text-indent="false">
        <style:tab-stops>
          <style:tab-stop style:position="0.4374in"/>
        </style:tab-stops>
      </style:paragraph-properties>
      <style:text-properties fo:language="en" fo:country="US"/>
    </style:style>
    <style:style style:name="T1" style:family="text">
      <style:text-properties fo:font-size="11pt"/>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307715708799108081" text:style-name="L1">
        <text:list-item>
          <text:p text:style-name="P2">Shores of Sand – The “Sunset Shores”. as they are sometimes called, occupies the majority of the eastern coast of <text:s/>Dreyüs, ranging from the southeast corner up and around, terminating at nearly the same latitude as the High Plains. While referred to as one place, the Shores are really made up of two regions with distinct identities, both geographically and culturally.</text:p>
          <text:list>
            <text:list-header>
              <text:p text:style-name="P3"><text:span text:style-name="T1"><text:s/><text:tab/>The northern region of the Shores is higher in altitude generally when compared to the southern half, as the Marcher Mountains are higher and more prevalent in the North. The land here is as dry as the south, but also much colder, with thinner mountain air. Many of the northern societies exist within the foothills of the mountains, taking advantage of mountain runoff to supply themselves with water for ingestion and irrigation. This supply allows for decent farming, despite the lack of rainfall. The foothills give way to hard, cold, salty, packed plains that run to the ocean, not giving way to the southern dunes for many leagues.</text:span></text:p>
              <text:p text:style-name="P2"><text:s/><text:tab/>The foothill cultures have strong, ancient ties to the Emiratus and her peoples. It's believed a similarity in the complexion of these two groups suggests they are historically related, an argument that bears some weight considering the notable difference in the appearance between themselves and their southern brethren. Regardless, in the modern times the strong sky-sailing culture of the foothill peoples serves to link them to the Emiratus, whose nobles houses have been known to employ foothill raider companies to secure resources from the marcher mountains during trade disputes, as well as recruit exceptional sailors as officers on Emiratus ships, often as captains. Most notably, the Sky Sentinels are one of the most prestigious air-fleets in all of Dreyüs, essentially unmatched by any single other unit, though not able matching the sheer numbers of the Emiratus Grand Fleet at full strength, or even the combined forces of Aralan. The sentinels act as sort of protecting knights of the northern foothills, and to a lesser extent the rest of the southern shores as well. Any sky-sailor admitted to or trained by the sentinels can be assumed to top grade. </text:p>
              <text:list>
                <text:list-header>
                  <text:p text:style-name="P2"><text:s/><text:tab/>While the Sky Sentinels are far to honorable and chivalrous to stoop for raiding, the dedicated raiding companies of the foothills do not lack skill compared to their countrymen, but rather in mission and focus. Most of these companies operate at a ship or squadron level, and specialize in the delivery and extraction of highly skilled specialists that work as raider-miners. These crews attack areas prospected or actively mined by marchers, swooping in while avoiding, disabling, or destroying the marcher defenses. During the pass the ships release the raiders, who outfit sailboards with mining gear such that they can insert as close as possible and reduce extraction time. Once in place these raiders work together to operate the machines and defend one another, collecting as much as their boards can lift before their ship returns on a retrieval pass. These operations are extremely dangerous with sometimes disastrous causality rates whenever the marchers are well-prepared for an attack, sometimes being able to not only prevent the miners from ever getting into place, but even outright destroying entire ships and squadrons on occasion. Most often the raiders attempt to attack locations that are either currently not monitored, unaware of an impending attack, or just generally undefended. The success of these raids supplies much the trade out of the North.</text:p>
                </text:list-header>
              </text:list>
            </text:list-header>
          </text:list>
        </text:list-item>
      </text:list>
      <text:p text:style-name="P1"><text:tab/>Northern commerce consists of trade with the south in the form of farmed foods as well as raided minerals, and direct air-based trade of minerals and technology with the Emiratus. Some northern cultures on the salt desert's edge specialize in caravans that bring goods across the salt and dune desserts to the southern shores. These culture's share more identity with the southerners, being essentially kin to their counterparts that live on the edges of the dune desert and send caravans both north and west. All of these caravan cultures boast magnificent sailboarders who, while unaccustomed to the strength of the High Plains winds, are somehow able to get incredible efficiency out of the smallest of breezes. Caravan pilots can move quickly on winds that plains nomads would think of as nearly still.</text:p>
      <text:p text:style-name="P1"><text:tab/>The southern half of the shores is notably warmer, the coastal cities are warm and tropical, and the dune desert even contains the odd oasis at times. The people, notably, are likewise warmer in comparison to the north. Although trade with the north and the Emiratus provides them with some airships, sea-sailing and naval trade are the strength of the South. Food and raw materials traded with the north are exported via sea-sailing ships to nearly every corner of Dreyüs. Prospering trade and a favorable climate have enable a respectable population volume. Despite the desert conditions, some agriculture is available in certain areas, and some cities are famous for greenhouses. The unique agriculture of the southern and northern regions promotes a bi-directional trade of food between the two regions, serving as one of the primary ways the two cultures identify with one another. </text:p>
      <text:p text:style-name="P1"><text:tab/>While some trade between the Emiratus and the northern shores occurs by air, sea trade from the south also contributes in the exchange due to the sheer volume. Between the north and the south, the Shores are probably the single most important trade hub on Dreyüs, especially in relation to trade with the Emiratus. The shores have made a fortune in particular from being the middle men in the trade between the Emiratus and Ellian region. The southern shores thus, in their way, represent one of the more cosmopolitan regions of Dreyüs.</text:p>
      <text:p text:style-name="P1"><text:soft-page-break/><text:tab/>The people native to the southern shores typically have a darker, olive complexion. The coastal cities have a culture greatly influenced by their interactions with the outside world via the seas. However, the people who live near the dune desert or within its few oases are of the desert-traversing culture also found in the north. While the coastal cities produce dead swordsmen, magnificent sailors of all kinds, as well as educated and skill craftsmen, the desert culture is notable for its marksmen, survivalists, navigators, and sailboard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3S</meta:editing-duration>
    <meta:editing-cycles>3</meta:editing-cycles>
    <meta:generator>OpenOffice/4.1.15$Win32 OpenOffice.org_project/4115m2$Build-9813</meta:generator>
    <dc:date>2024-04-09T20:15:38.71</dc:date>
    <meta:document-statistic meta:table-count="0" meta:image-count="0" meta:object-count="0" meta:page-count="2" meta:paragraph-count="8" meta:word-count="1028" meta:character-count="6336"/>
    <meta:user-defined meta:name="Info 1"/>
    <meta:user-defined meta:name="Info 2"/>
    <meta:user-defined meta:name="Info 3"/>
    <meta:user-defined meta:name="Info 4"/>
  </office:meta>
</office:document-meta>
</file>